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rsid="0027053d" officeooo:paragraph-rsid="0027053d"/>
    </style:style>
    <style:style style:name="P20" style:family="paragraph" style:parent-style-name="Text_20_body" style:list-style-name="L1">
      <style:text-properties officeooo:rsid="0027053d" officeooo:paragraph-rsid="004b41d5"/>
    </style:style>
    <style:style style:name="P21" style:family="paragraph" style:parent-style-name="Text_20_body" style:list-style-name="L1">
      <style:text-properties officeooo:rsid="0027053d" officeooo:paragraph-rsid="004d3a7c"/>
    </style:style>
    <style:style style:name="P22" style:family="paragraph" style:parent-style-name="Text_20_body" style:list-style-name="L1">
      <style:text-properties officeooo:rsid="0027053d" officeooo:paragraph-rsid="004eaeff"/>
    </style:style>
    <style:style style:name="P23" style:family="paragraph" style:parent-style-name="Text_20_body" style:list-style-name="L1">
      <style:text-properties officeooo:rsid="0034efc8" officeooo:paragraph-rsid="0034efc8"/>
    </style:style>
    <style:style style:name="P24" style:family="paragraph" style:parent-style-name="Text_20_body" style:list-style-name="L1">
      <style:text-properties officeooo:rsid="00395abf" officeooo:paragraph-rsid="00395abf"/>
    </style:style>
    <style:style style:name="P25" style:family="paragraph" style:parent-style-name="Text_20_body" style:list-style-name="L1">
      <style:text-properties officeooo:rsid="003b2430" officeooo:paragraph-rsid="003b2430"/>
    </style:style>
    <style:style style:name="P26" style:family="paragraph" style:parent-style-name="Text_20_body" style:list-style-name="L1">
      <style:text-properties officeooo:rsid="0036c6f6" officeooo:paragraph-rsid="0036c6f6"/>
    </style:style>
    <style:style style:name="P27" style:family="paragraph" style:parent-style-name="Text_20_body" style:list-style-name="L1">
      <style:text-properties officeooo:rsid="002696a3" officeooo:paragraph-rsid="002696a3"/>
    </style:style>
    <style:style style:name="P28" style:family="paragraph" style:parent-style-name="Text_20_body" style:list-style-name="L2">
      <style:text-properties officeooo:rsid="002696a3" officeooo:paragraph-rsid="002696a3"/>
    </style:style>
    <style:style style:name="P29" style:family="paragraph" style:parent-style-name="Text_20_body" style:list-style-name="L1">
      <style:text-properties officeooo:rsid="003c21ec" officeooo:paragraph-rsid="003c21ec"/>
    </style:style>
    <style:style style:name="P30" style:family="paragraph" style:parent-style-name="Text_20_body" style:list-style-name="L1">
      <style:text-properties officeooo:rsid="0040b0ea" officeooo:paragraph-rsid="0040b0ea"/>
    </style:style>
    <style:style style:name="P31" style:family="paragraph" style:parent-style-name="Text_20_body" style:list-style-name="L1">
      <style:text-properties officeooo:rsid="0040b0ea" officeooo:paragraph-rsid="004eaeff"/>
    </style:style>
    <style:style style:name="P32" style:family="paragraph" style:parent-style-name="Text_20_body" style:list-style-name="L1">
      <style:text-properties officeooo:rsid="00427db0" officeooo:paragraph-rsid="00427db0"/>
    </style:style>
    <style:style style:name="P33" style:family="paragraph" style:parent-style-name="Text_20_body" style:list-style-name="L1">
      <style:text-properties officeooo:rsid="00427db0" officeooo:paragraph-rsid="00497855"/>
    </style:style>
    <style:style style:name="P34" style:family="paragraph" style:parent-style-name="Text_20_body" style:list-style-name="L1">
      <style:text-properties officeooo:rsid="00497855" officeooo:paragraph-rsid="00497855"/>
    </style:style>
    <style:style style:name="P35" style:family="paragraph" style:parent-style-name="Text_20_body" style:list-style-name="L2">
      <style:text-properties officeooo:paragraph-rsid="002696a3"/>
    </style:style>
    <style:style style:name="P36" style:family="paragraph" style:parent-style-name="Text_20_body" style:list-style-name="L3">
      <style:text-properties officeooo:rsid="001faff2" officeooo:paragraph-rsid="001faff2"/>
    </style:style>
    <style:style style:name="P37" style:family="paragraph" style:parent-style-name="Text_20_body" style:list-style-name="L3">
      <style:text-properties officeooo:rsid="00211394" officeooo:paragraph-rsid="00211394"/>
    </style:style>
    <style:style style:name="P38" style:family="paragraph" style:parent-style-name="Text_20_body" style:list-style-name="L3">
      <style:text-properties officeooo:rsid="00297a13" officeooo:paragraph-rsid="00297a13"/>
    </style:style>
    <style:style style:name="P39" style:family="paragraph" style:parent-style-name="Text_20_body" style:list-style-name="">
      <style:text-properties officeooo:rsid="00275483" officeooo:paragraph-rsid="00275483"/>
    </style:style>
    <style:style style:name="P40" style:family="paragraph" style:parent-style-name="Text_20_body" style:list-style-name="L4">
      <style:text-properties officeooo:rsid="00275483" officeooo:paragraph-rsid="00275483"/>
    </style:style>
    <style:style style:name="P41" style:family="paragraph" style:parent-style-name="Text_20_body" style:list-style-name="L5">
      <style:text-properties officeooo:rsid="002b3ea1" officeooo:paragraph-rsid="002b3ea1"/>
    </style:style>
    <style:style style:name="P42" style:family="paragraph" style:parent-style-name="Text_20_body" style:list-style-name="L6">
      <style:text-properties officeooo:rsid="0032bf9b" officeooo:paragraph-rsid="003e0d9c"/>
    </style:style>
    <style:style style:name="P43" style:family="paragraph" style:parent-style-name="Text_20_body" style:list-style-name="L6">
      <style:text-properties officeooo:rsid="0032bf9b" officeooo:paragraph-rsid="0032bf9b"/>
    </style:style>
    <style:style style:name="P44" style:family="paragraph" style:parent-style-name="Text_20_body" style:list-style-name="L6">
      <style:text-properties officeooo:rsid="003fc0fb" officeooo:paragraph-rsid="003fc0fb"/>
    </style:style>
    <style:style style:name="P45" style:family="paragraph" style:parent-style-name="Text_20_body" style:list-style-name="L6">
      <style:text-properties officeooo:rsid="0043d4c8" officeooo:paragraph-rsid="0043d4c8"/>
    </style:style>
    <style:style style:name="P46" style:family="paragraph" style:parent-style-name="Text_20_body" style:list-style-name="L6">
      <style:text-properties officeooo:rsid="003e61f3" officeooo:paragraph-rsid="003e61f3"/>
    </style:style>
    <style:style style:name="P47" style:family="paragraph" style:parent-style-name="Heading_20_1">
      <style:text-properties officeooo:rsid="001dc2b4"/>
    </style:style>
    <style:style style:name="P48" style:family="paragraph" style:parent-style-name="Heading_20_1" style:list-style-name="">
      <style:text-properties officeooo:rsid="001dc2b4" officeooo:paragraph-rsid="001dc2b4"/>
    </style:style>
    <style:style style:name="P49" style:family="paragraph" style:parent-style-name="Heading_20_1">
      <style:paragraph-properties fo:break-before="page"/>
      <style:text-properties officeooo:rsid="001dc2b4"/>
    </style:style>
    <style:style style:name="P50" style:family="paragraph" style:parent-style-name="Heading_20_1">
      <style:paragraph-properties fo:break-before="page"/>
      <style:text-properties officeooo:rsid="001dc2b4" officeooo:paragraph-rsid="001dc2b4"/>
    </style:style>
    <style:style style:name="P51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52" style:family="paragraph" style:parent-style-name="Heading_20_2">
      <style:text-properties officeooo:rsid="001dc2b4" officeooo:paragraph-rsid="001dc2b4"/>
    </style:style>
    <style:style style:name="P53" style:family="paragraph" style:parent-style-name="Heading_20_3">
      <style:text-properties officeooo:rsid="002514b8"/>
    </style:style>
    <style:style style:name="P54" style:family="paragraph" style:parent-style-name="Heading_20_3">
      <style:text-properties officeooo:rsid="002696a3" officeooo:paragraph-rsid="002696a3"/>
    </style:style>
    <style:style style:name="P55" style:family="paragraph" style:parent-style-name="Heading_20_3">
      <style:text-properties officeooo:rsid="00275483"/>
    </style:style>
    <style:style style:name="P56" style:family="paragraph" style:parent-style-name="Heading_20_3">
      <style:text-properties officeooo:rsid="00275483" officeooo:paragraph-rsid="00275483"/>
    </style:style>
    <style:style style:name="P57" style:family="paragraph" style:parent-style-name="Heading_20_3">
      <style:text-properties officeooo:rsid="0027ee31" officeooo:paragraph-rsid="0027ee31"/>
    </style:style>
    <style:style style:name="P58" style:family="paragraph" style:parent-style-name="Heading_20_3">
      <style:text-properties officeooo:rsid="0032bf9b" officeooo:paragraph-rsid="0032bf9b"/>
    </style:style>
    <style:style style:name="P59" style:family="paragraph" style:parent-style-name="Heading_20_3">
      <style:text-properties officeooo:rsid="002b3ea1" officeooo:paragraph-rsid="002b3ea1"/>
    </style:style>
    <style:style style:name="P60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eaeff"/>
    </style:style>
    <style:style style:name="T23" style:family="text">
      <style:text-properties officeooo:rsid="004f21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Progress</text:h>
      <text:p text:style-name="P2"/>
      <text:p text:style-name="P2"/>
      <text:h text:style-name="P52" text:outline-level="2">ToDo</text:h>
      <text:h text:style-name="P53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973556169591031968" text:style-name="L1">
        <text:list-item>
          <text:h text:style-name="P16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9" text:outline-level="1">This functionality will be time critical later, so use C++ here</text:h>
            </text:list-item>
            <text:list-item>
              <text:h text:style-name="P20" text:outline-level="1"><text:span text:style-name="T20">This top incorporates </text:span><text:span text:style-name="T23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  <text:list-item>
          <text:h text:style-name="P19" text:outline-level="1">Get the build mechanisms running for the simple data simulator</text:h>
          <text:list>
            <text:list-item>
              <text:h text:style-name="P19" text:outline-level="1">Create Makefile</text:h>
            </text:list-item>
            <text:list-item>
              <text:h text:style-name="P19" text:outline-level="1">Get Debugging to work</text:h>
            </text:list-item>
            <text:list-item>
              <text:h text:style-name="P22" text:outline-level="1"><text:span text:style-name="T22">Find out how to properly link to dependencies (in linux only at first)</text:span></text:h>
            </text:list-item>
          </text:list>
        </text:list-item>
        <text:list-item>
          <text:h text:style-name="P21" text:outline-level="1"><text:span text:style-name="T21">Implement threading using C++11 <text:s/>threading</text:span></text:h>
          <text:list>
            <text:list-item>
              <text:h text:style-name="P21" text:outline-level="1"><text:span text:style-name="T21">This is primarily for sensor polling (which is used for the simulated sensor)</text:span></text:h>
            </text:list-item>
            <text:list-item>
              <text:h text:style-name="P21" text:outline-level="1"><text:span text:style-name="T21">Will also come into effect for the receiving side of a connection, especially for intra-process communication with callbacks</text:span>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23" text:outline-level="1">Using IPC (hopefully 1-to-n communication is not hard to do)</text:h>
            </text:list-item>
            <text:list-item>
              <text:h text:style-name="P19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19" text:outline-level="1">Implement very simple (console?) output for the sensor data</text:h>
          <text:list>
            <text:list-item>
              <text:h text:style-name="P19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4" text:outline-level="1">Use python for this</text:h>
            </text:list-item>
          </text:list>
        </text:list-item>
        <text:list-item>
          <text:h text:style-name="P25" text:outline-level="1">Move simulation implementation to a standalone library</text:h>
          <text:list>
            <text:list-item>
              <text:h text:style-name="P25" text:outline-level="1">This includes to get compiling working with linking</text:h>
            </text:list-item>
            <text:list-item>
              <text:h text:style-name="P25" text:outline-level="1">Also needs decision on how to handle the process of compiling, copying and then using libs</text:h>
              <text:list>
                <text:list-item>
                  <text:h text:style-name="P25" text:outline-level="1"><text:soft-page-break/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45107959" text:continue-numbering="true" text:style-name="L1"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3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26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27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26" text:outline-level="1">Care for the imu driver triggering actions on this kind of interactive simulator! IMUCeption!!!</text:h>
            </text:list-item>
          </text:list>
        </text:list-item>
        <text:list-item>
          <text:h text:style-name="P12" text:outline-level="1"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29" text:outline-level="1">Develop a way to make parametrization for finger-pose detection/interpretation</text:h>
          <text:list>
            <text:list-item>
              <text:h text:style-name="P29" text:outline-level="1">e.g. how many different sections, how wide, how deep etc</text:h>
            </text:list-item>
            <text:list-item>
              <text:h text:style-name="P29" text:outline-level="1">Parametric surface description?</text:h>
            </text:list-item>
          </text:list>
        </text:list-item>
        <text:list-item>
          <text:h text:style-name="P30" text:outline-level="1"><text:soft-page-break/>Eventually change build mechanics from make to e.g. cmake or qmake</text:h>
        </text:list-item>
        <text:list-item>
          <text:h text:style-name="P31" text:outline-level="1"><text:span text:style-name="T22">See into how to manage dependencies depending (…) on the target platform/OS</text:span></text:h>
          <text:list>
            <text:list-item>
              <text:h text:style-name="P31" text:outline-level="1"><text:span text:style-name="T22">e.g. dlls for windows, su for linux</text:span></text:h>
            </text:list-item>
          </text:list>
        </text:list-item>
        <text:list-item>
          <text:h text:style-name="P31" text:outline-level="1"><text:span text:style-name="T22">Support for mobile devices?</text:span></text:h>
          <text:list>
            <text:list-item>
              <text:h text:style-name="P31" text:outline-level="1"><text:span text:style-name="T22">Android (priority)</text:span></text:h>
            </text:list-item>
            <text:list-item>
              <text:h text:style-name="P31" text:outline-level="1"><text:span text:style-name="T22">Raspberry Pi (already working for raspbian?)</text:span></text:h>
            </text:list-item>
            <text:list-item>
              <text:h text:style-name="P31" text:outline-level="1"><text:span text:style-name="T22">iOS (who does really care)</text:span></text:h>
            </text:list-item>
          </text:list>
        </text:list-item>
        <text:list-item>
          <text:h text:style-name="P32" text:outline-level="1">Keep <text:span text:style-name="T16">track of the</text:span> development of Khronos Groups StreamInput</text:h>
        </text:list-item>
        <text:list-item>
          <text:h text:style-name="P34" text:outline-level="1">(sensor-) data interpolation</text:h>
          <text:list>
            <text:list-item>
              <text:h text:style-name="P33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54" text:outline-level="3">Done</text:h>
      <text:list xml:id="list6349361965599827582" text:style-name="L2">
        <text:list-item>
          <text:h text:style-name="P35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28" text:outline-level="1">First pass of logo as svg</text:h>
        </text:list-item>
      </text:list>
      <text:h text:style-name="P49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6240069804794604280" text:style-name="L3">
        <text:list-item>
          <text:p text:style-name="P36">Data</text:p>
          <text:list>
            <text:list-item>
              <text:p text:style-name="P36">Data Management</text:p>
            </text:list-item>
            <text:list-item>
              <text:p text:style-name="P36">Data Generation</text:p>
            </text:list-item>
            <text:list-item>
              <text:p text:style-name="P36">Data Access</text:p>
            </text:list-item>
          </text:list>
        </text:list-item>
        <text:list-item>
          <text:p text:style-name="P36">Assets</text:p>
          <text:list>
            <text:list-item>
              <text:p text:style-name="P36">Logo</text:p>
            </text:list-item>
            <text:list-item>
              <text:p text:style-name="P36">Icon</text:p>
            </text:list-item>
            <text:list-item>
              <text:p text:style-name="P37">3D models for visualization</text:p>
            </text:list-item>
            <text:list-item>
              <text:p text:style-name="P36">(Splash Screen?)</text:p>
            </text:list-item>
            <text:list-item>
              <text:p text:style-name="P37">(Sounds?)</text:p>
            </text:list-item>
          </text:list>
        </text:list-item>
        <text:list-item>
          <text:p text:style-name="P37">Visualization</text:p>
          <text:list>
            <text:list-item>
              <text:p text:style-name="P37">Offline</text:p>
            </text:list-item>
            <text:list-item>
              <text:p text:style-name="P37">Online</text:p>
            </text:list-item>
          </text:list>
        </text:list-item>
        <text:list-item>
          <text:p text:style-name="P38">Sensor reading</text:p>
          <text:list>
            <text:list-item>
              <text:p text:style-name="P38">micro controller program</text:p>
            </text:list-item>
            <text:list-item>
              <text:p text:style-name="P38">communication to micro controller</text:p>
            </text:list-item>
          </text:list>
        </text:list-item>
        <text:list-item>
          <text:p text:style-name="P38">Sensor data interpretation</text:p>
          <text:list>
            <text:list-item>
              <text:p text:style-name="P38">filtering</text:p>
            </text:list-item>
            <text:list-item>
              <text:p text:style-name="P38">deriving relative <text:span text:style-name="T15">or</text:span>ientation/hand posture</text:p>
            </text:list-item>
          </text:list>
        </text:list-item>
        <text:list-item>
          <text:p text:style-name="P36">.</text:p>
        </text:list-item>
        <text:list-item>
          <text:p text:style-name="P36">.</text:p>
        </text:list-item>
      </text:list>
      <text:p text:style-name="P4"/>
      <text:p text:style-name="P3"/>
      <text:h text:style-name="P48" text:outline-level="1"/>
      <text:h text:style-name="P51" text:outline-level="1">Used Software</text:h>
      <text:h text:style-name="P39" text:outline-level="1">List of used software</text:h>
      <text:h text:style-name="P56" text:outline-level="3">Design/Assets</text:h>
      <text:list xml:id="list8881966556053890425" text:style-name="L4">
        <text:list-item>
          <text:p text:style-name="P40">Inkscape</text:p>
        </text:list-item>
        <text:list-item>
          <text:p text:style-name="P40">bundler</text:p>
        </text:list-item>
      </text:list>
      <text:h text:style-name="P55" text:outline-level="3">C++</text:h>
      <text:list xml:id="list2117889649" text:continue-numbering="true" text:style-name="L4">
        <text:list-item>
          <text:p text:style-name="P40">make</text:p>
        </text:list-item>
        <text:list-item>
          <text:p text:style-name="P40">Qt/qml</text:p>
        </text:list-item>
        <text:list-item>
          <text:p text:style-name="P40">boost</text:p>
        </text:list-item>
        <text:list-item>
          <text:p text:style-name="P40"><text:span text:style-name="T6">(</text:span>VTK?<text:span text:style-name="T6">)</text:span></text:p>
        </text:list-item>
      </text:list>
      <text:h text:style-name="P56" text:outline-level="3">Python</text:h>
      <text:list xml:id="list1875019155" text:continue-numbering="true" text:style-name="L4">
        <text:list-item>
          <text:p text:style-name="P40">mayavi</text:p>
        </text:list-item>
        <text:list-item>
          <text:p text:style-name="P40">matplotlib</text:p>
        </text:list-item>
      </text:list>
      <text:h text:style-name="P57" text:outline-level="3">Arduino</text:h>
      <text:list xml:id="list1665871892810605438" text:style-name="L5">
        <text:list-item>
          <text:p text:style-name="P41">arduino (std. program for linux)</text:p>
        </text:list-item>
      </text:list>
      <text:h text:style-name="P50" text:outline-level="1">Decisions</text:h>
      <text:p text:style-name="P3"/>
      <text:h text:style-name="P52" text:outline-level="2">To be made</text:h>
      <text:h text:style-name="P58" text:outline-level="3">IPC Framework</text:h>
      <text:p text:style-name="P8">Canditates:</text:p>
      <text:list xml:id="list1818268477968331249" text:style-name="L6">
        <text:list-item>
          <text:p text:style-name="P42"><text:span text:style-name="T13">ZeroMQ (sounds promising</text:span><text:span text:style-name="T14">)</text:span></text:p>
          <text:list>
            <text:list-item>
              <text:p text:style-name="P44">but: no IPC on windows</text:p>
            </text:list-item>
          </text:list>
        </text:list-item>
        <text:list-item>
          <text:p text:style-name="P45">folly (facebok)</text:p>
          <text:list>
            <text:list-item>
              <text:p text:style-name="P45">does not support windows, <text:span text:style-name="T17">nor 32bit at all</text:span></text:p>
            </text:list-item>
          </text:list>
        </text:list-item>
        <text:list-item>
          <text:p text:style-name="P43">Qt (various possibilities)</text:p>
        </text:list-item>
        <text:list-item>
          <text:p text:style-name="P43">boost::inter_process</text:p>
        </text:list-item>
        <text:list-item>
          <text:p text:style-name="P43">protobuf (google)</text:p>
        </text:list-item>
        <text:list-item>
          <text:p text:style-name="P43">Ice (ZeroC)</text:p>
        </text:list-item>
        <text:list-item>
          <text:p text:style-name="P43">just primitive sockets/pipes</text:p>
        </text:list-item>
        <text:list-item>
          <text:p text:style-name="P46">DDS</text:p>
        </text:list-item>
        <text:list-item>
          <text:p text:style-name="P43">more?</text:p>
        </text:list-item>
      </text:list>
      <text:h text:style-name="P52" text:outline-level="2">Preliminary</text:h>
      <text:h text:style-name="P59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0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52" text:outline-level="2">Had been made</text:h>
      <text:h text:style-name="P5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3-14T14:51:49</dc:date>
    <dc:creator>Torge Herber</dc:creator>
    <meta:editing-duration>P1DT8H17M13S</meta:editing-duration>
    <meta:editing-cycles>31</meta:editing-cycles>
    <meta:generator>LibreOffice/4.0.2.2$Linux_X86_64 LibreOffice_project/400m0$Build-2</meta:generator>
    <meta:document-statistic meta:table-count="0" meta:image-count="0" meta:object-count="0" meta:page-count="7" meta:paragraph-count="128" meta:word-count="1084" meta:character-count="6401" meta:non-whitespace-character-count="5526"/>
  </office:meta>
</office:document-meta>
</file>